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3" style:family="paragraph" style:parent-style-name="Standard">
      <style:paragraph-properties fo:text-align="start" style:justify-single-word="false"/>
      <style:text-properties fo:font-size="13pt" fo:font-weight="normal" officeooo:paragraph-rsid="004f85c8" style:font-size-asian="13pt" style:font-weight-asian="normal" style:font-size-complex="13pt" style:font-weight-complex="normal"/>
    </style:style>
    <style:style style:name="P4" style:family="paragraph" style:parent-style-name="Standard">
      <style:paragraph-properties fo:text-align="start" style:justify-single-word="false"/>
      <style:text-properties fo:font-size="13pt" fo:font-weight="normal" officeooo:paragraph-rsid="0054db01" style:font-size-asian="13pt" style:font-weight-asian="normal" style:font-size-complex="13pt" style:font-weight-complex="normal"/>
    </style:style>
    <style:style style:name="P5" style:family="paragraph" style:parent-style-name="Standard">
      <style:paragraph-properties fo:text-align="start" style:justify-single-word="false"/>
      <style:text-properties fo:font-size="13pt" fo:font-weight="normal" officeooo:paragraph-rsid="006b74c3" style:font-size-asian="13pt" style:font-weight-asian="normal" style:font-size-complex="13pt" style:font-weight-complex="normal"/>
    </style:style>
    <style:style style:name="P6" style:family="paragraph" style:parent-style-name="Standard">
      <style:paragraph-properties fo:text-align="start" style:justify-single-word="false"/>
      <style:text-properties fo:font-size="13pt" fo:font-weight="normal" officeooo:paragraph-rsid="006c08a5" style:font-size-asian="13pt" style:font-weight-asian="normal" style:font-size-complex="13pt" style:font-weight-complex="normal"/>
    </style:style>
    <style:style style:name="P7" style:family="paragraph" style:parent-style-name="Standard">
      <style:paragraph-properties fo:text-align="start" style:justify-single-word="false"/>
      <style:text-properties fo:font-size="13pt" fo:font-weight="normal" officeooo:paragraph-rsid="007c1d06" style:font-size-asian="13pt" style:font-weight-asian="normal" style:font-size-complex="13pt" style:font-weight-complex="normal"/>
    </style:style>
    <style:style style:name="P8" style:family="paragraph" style:parent-style-name="Standard">
      <style:paragraph-properties fo:text-align="start" style:justify-single-word="false"/>
      <style:text-properties fo:font-size="13pt" fo:font-weight="normal" officeooo:paragraph-rsid="007dc462" style:font-size-asian="13pt" style:font-weight-asian="normal" style:font-size-complex="13pt" style:font-weight-complex="normal"/>
    </style:style>
    <style:style style:name="P9" style:family="paragraph" style:parent-style-name="Standard">
      <style:paragraph-properties fo:text-align="start" style:justify-single-word="false"/>
      <style:text-properties fo:font-size="13pt" fo:font-weight="normal" officeooo:paragraph-rsid="007f1788" style:font-size-asian="13pt" style:font-weight-asian="normal" style:font-size-complex="13pt" style:font-weight-complex="normal"/>
    </style:style>
    <style:style style:name="P10" style:family="paragraph" style:parent-style-name="Standard">
      <style:paragraph-properties fo:text-align="start" style:justify-single-word="false"/>
      <style:text-properties fo:font-size="13pt" fo:font-weight="normal" officeooo:rsid="006c08a5" officeooo:paragraph-rsid="006c08a5"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start" style:justify-single-word="false"/>
      <style:text-properties fo:font-size="13pt" fo:font-weight="bold" officeooo:paragraph-rsid="004f85c8" style:font-size-asian="13pt" style:font-weight-asian="bold" style:font-size-complex="13pt" style:font-weight-complex="bold"/>
    </style:style>
    <style:style style:name="P13" style:family="paragraph" style:parent-style-name="Standard">
      <style:paragraph-properties fo:text-align="start" style:justify-single-word="false"/>
      <style:text-properties fo:font-size="13pt" fo:font-weight="bold" officeooo:paragraph-rsid="0054db01" style:font-size-asian="13pt" style:font-weight-asian="bold" style:font-size-complex="13pt" style:font-weight-complex="bold"/>
    </style:style>
    <style:style style:name="P14" style:family="paragraph" style:parent-style-name="Standard">
      <style:paragraph-properties fo:text-align="start" style:justify-single-word="false"/>
      <style:text-properties fo:font-size="13pt" fo:font-weight="bold" officeooo:paragraph-rsid="006c08a5" style:font-size-asian="13pt" style:font-weight-asian="bold" style:font-size-complex="13pt" style:font-weight-complex="bold"/>
    </style:style>
    <style:style style:name="P15" style:family="paragraph" style:parent-style-name="Standard">
      <style:paragraph-properties fo:text-align="start" style:justify-single-word="false"/>
      <style:text-properties fo:font-size="13pt" fo:font-weight="normal" officeooo:paragraph-rsid="0054db01"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fo:font-size="13pt" fo:font-weight="normal" officeooo:paragraph-rsid="004f85c8"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fo:font-size="13pt" fo:font-weight="bold" officeooo:paragraph-rsid="0054db01" style:font-size-asian="13pt" style:font-weight-asian="bold" style:font-size-complex="13pt" style:font-weight-complex="bold"/>
    </style:style>
    <style:style style:name="P18" style:family="paragraph" style:parent-style-name="Standard">
      <style:paragraph-properties fo:text-align="start" style:justify-single-word="false"/>
      <style:text-properties fo:font-size="13pt" fo:font-weight="bold" officeooo:paragraph-rsid="004f85c8" style:font-size-asian="13pt" style:font-weight-asian="bold" style:font-size-complex="13pt" style:font-weight-complex="bold"/>
    </style:style>
    <style:style style:name="T1" style:family="text">
      <style:text-properties fo:background-color="#fff200" loext:char-shading-value="0"/>
    </style:style>
    <style:style style:name="T2" style:family="text">
      <style:text-properties officeooo:rsid="004f85c8" fo:background-color="#fff200" loext:char-shading-value="0"/>
    </style:style>
    <style:style style:name="T3" style:family="text">
      <style:text-properties fo:background-color="#fff200" loext:char-shading-value="0"/>
    </style:style>
    <style:style style:name="T4" style:family="text">
      <style:text-properties fo:font-style="italic" fo:font-weight="bold" fo:background-color="#fff200" loext:char-shading-value="0" style:font-style-asian="italic" style:font-weight-asian="bold" style:font-style-complex="italic" style:font-weight-complex="bold"/>
    </style:style>
    <style:style style:name="T5" style:family="text">
      <style:text-properties fo:font-style="italic" fo:font-weight="bold" fo:background-color="#fff200" loext:char-shading-value="0" style:font-style-asian="italic" style:font-weight-asian="bold" style:font-style-complex="italic" style:font-weight-complex="bold"/>
    </style:style>
    <style:style style:name="T6" style:family="text">
      <style:text-properties fo:font-style="italic" fo:background-color="#fff200" loext:char-shading-value="0" style:font-style-asian="italic" style:font-style-complex="italic"/>
    </style:style>
    <style:style style:name="T7" style:family="text">
      <style:text-properties officeooo:rsid="004af6fa"/>
    </style:style>
    <style:style style:name="T8" style:family="text">
      <style:text-properties officeooo:rsid="00512c20"/>
    </style:style>
    <style:style style:name="T9" style:family="text">
      <style:text-properties officeooo:rsid="0052f750"/>
    </style:style>
    <style:style style:name="T10" style:family="text">
      <style:text-properties officeooo:rsid="005a4828"/>
    </style:style>
    <style:style style:name="T11" style:family="text">
      <style:text-properties officeooo:rsid="005aa457"/>
    </style:style>
    <style:style style:name="T12" style:family="text">
      <style:text-properties officeooo:rsid="005ccc69"/>
    </style:style>
    <style:style style:name="T13" style:family="text">
      <style:text-properties officeooo:rsid="00653f2d"/>
    </style:style>
    <style:style style:name="T14" style:family="text">
      <style:text-properties officeooo:rsid="006689f5"/>
    </style:style>
    <style:style style:name="T15" style:family="text">
      <style:text-properties officeooo:rsid="0066d351"/>
    </style:style>
    <style:style style:name="T16" style:family="text">
      <style:text-properties officeooo:rsid="0074c01b"/>
    </style:style>
    <style:style style:name="T17" style:family="text">
      <style:text-properties officeooo:rsid="007c171a"/>
    </style:style>
    <style:style style:name="T18" style:family="text">
      <style:text-properties officeooo:rsid="007c1d06"/>
    </style:style>
    <style:style style:name="T19" style:family="text">
      <style:text-properties officeooo:rsid="007dc4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ANCHING STATEMENTS AND <text:s/>LOGICAL OPERATORS</text:p>
      <text:p text:style-name="P2">• The if statement</text:p>
      <text:p text:style-name="P2">• The if else statement</text:p>
      <text:p text:style-name="P2">• Logical operators: &amp;&amp; , || , and !</text:p>
      <text:p text:style-name="P2">• The cctype library of character functions</text:p>
      <text:p text:style-name="P2">• The conditional operator: ?:</text:p>
      <text:p text:style-name="P2">• The switch statement</text:p>
      <text:p text:style-name="P2">• The continue and break statements</text:p>
      <text:p text:style-name="P2">• Number-reading loops</text:p>
      <text:p text:style-name="P2">• Basic File input/output</text:p>
      <text:p text:style-name="P2"/>
      <text:p text:style-name="P2">One of the keys to designing intelligent programs is to give them the <text:span text:style-name="T1">ability to make</text:span></text:p>
      <text:p text:style-name="P2"><text:span text:style-name="T1">decisions.</text:span> This investigates how C++ lets you use branching statements to decide among alternative actions.</text:p>
      <text:p text:style-name="P2"/>
      <text:p text:style-name="P11">The if Statement</text:p>
      <text:p text:style-name="P2">When a C++ program must choose whether to take a particular action, you usually implement the choice with an if statement. The if comes in two forms: <text:span text:style-name="T4">if</text:span> and <text:span text:style-name="T4">if else</text:span>. The syntax for the if statement is similar to the that of the while syntax:</text:p>
      <text:p text:style-name="P2"/>
      <text:p text:style-name="P2"><text:span text:style-name="T4">if</text:span> (test-condition)</text:p>
      <text:p text:style-name="P2"><text:tab/>statement</text:p>
      <text:p text:style-name="P2"/>
      <text:p text:style-name="P2">A <text:span text:style-name="T1">true test-condition</text:span> causes the program to <text:span text:style-name="T1">execute</text:span> statement , which can be a single statement or a block. A <text:span text:style-name="T1">false test-condition</text:span> causes the program to <text:span text:style-name="T1">skip</text:span> statement . As with loop test conditions, an if test condition is type cast to a bool value, so zero becomes false and nonzero becomes true . The entire if construction counts as a single statement. Most often, test-condition is a relational expression such as those used to control loops.</text:p>
      <text:p text:style-name="P2"/>
      <text:p text:style-name="P11">The if else Statement</text:p>
      <text:p text:style-name="P2">Whereas an if statement lets a program decide whether a particular statement or block is executed, an if else statement lets a program decide <text:span text:style-name="T1">which of two statements</text:span> or blocks is executed. The if else statement has this general form:</text:p>
      <text:p text:style-name="P2"/>
      <text:p text:style-name="P2">if (test-condition)</text:p>
      <text:p text:style-name="P2"><text:tab/>statement1</text:p>
      <text:p text:style-name="P2">else</text:p>
      <text:p text:style-name="P2"><text:tab/>statement2</text:p>
      <text:p text:style-name="P2"/>
      <text:p text:style-name="P2">If test-condition is true , or nonzero, the program executes statement1 and skips over</text:p>
      <text:p text:style-name="P2">statement2 . Otherwise, when test-condition is false , or zero, the program skips statement1 and executes statement2 instead. The entire if else construct counts syntactically as a single statement. <text:span text:style-name="T7">(see pg 257)</text:span></text:p>
      <text:p text:style-name="P2"/>
      <text:p text:style-name="P11">Formatting if else Statements</text:p>
      <text:p text:style-name="P2">C++ does not automatically consider everything between if and else a block, so you have to use braces to make the statements a block. Because C++ is a free-form language, you can arrange the braces as you like, as long as they enclose the statements.</text:p>
      <text:p text:style-name="P11"><text:soft-page-break/>The if else if else Construction</text:p>
      <text:p text:style-name="P2">Computer programs, like life, might present you with <text:span text:style-name="T1">a choice of more than two selections</text:span>. You can extend the C++ if else statement to meet such a need. As you’ve seen, the else should be followed by a single statement, which can be a block. Because an if else statement</text:p>
      <text:p text:style-name="P2">itself is a single statement, it can follow an else :</text:p>
      <text:p text:style-name="P2"/>
      <text:p text:style-name="P2">if (ch == ‘A’)</text:p>
      <text:p text:style-name="P2"><text:tab/>a_grade++; <text:s text:c="31"/>// alternative # <text:span text:style-name="T1">1</text:span></text:p>
      <text:p text:style-name="P2">else</text:p>
      <text:p text:style-name="P2"><text:tab/>if (ch == ‘B’) <text:s text:c="27"/>// alternative # <text:span text:style-name="T1">2</text:span></text:p>
      <text:p text:style-name="P2"><text:tab/><text:tab/>b_grade++; <text:s text:c="19"/>// subalternative # <text:span text:style-name="T1">2a</text:span></text:p>
      <text:p text:style-name="P2"><text:tab/>else</text:p>
      <text:p text:style-name="P3"><text:tab/><text:tab/>soso++; <text:s text:c="24"/>// subalternative # <text:span text:style-name="T2">2b</text:span></text:p>
      <text:p text:style-name="P3"/>
      <text:p text:style-name="P3">If ch is not ‘A’ , the program goes to the else . There, a second if else subdivides that alternative into two more choices. C++’s free formatting enables you to arrange these elements into an easier-to-read format:</text:p>
      <text:p text:style-name="P3"/>
      <text:p text:style-name="P3">if (ch == ‘A’)</text:p>
      <text:p text:style-name="P3"><text:tab/>a_grade++; <text:s text:c="11"/>// alternative # 1</text:p>
      <text:p text:style-name="P3">else if (ch == ‘B’)</text:p>
      <text:p text:style-name="P3"><text:tab/>b_grade++; <text:s text:c="10"/>// alternative # <text:span text:style-name="T8">2</text:span></text:p>
      <text:p text:style-name="P3">else</text:p>
      <text:p text:style-name="P3"><text:tab/>soso++; <text:s text:c="14"/>// alternative # <text:span text:style-name="T8">3</text:span></text:p>
      <text:p text:style-name="P3"/>
      <text:p text:style-name="P3">This looks like a new control structure—an if else if else structure. But actually it is one</text:p>
      <text:p text:style-name="P3">if else contained within a second. This revised format looks much cleaner, and it enables</text:p>
      <text:p text:style-name="P3">you to skim through the code to pick out the different alternatives. This entire construction</text:p>
      <text:p text:style-name="P3">still counts as one statement.</text:p>
      <text:p text:style-name="P3"/>
      <text:p text:style-name="P12">Logical Expressions</text:p>
      <text:p text:style-name="P3">Often you must test for more than one condition. For example, for a character to be a lower-</text:p>
      <text:p text:style-name="P3">case letter, its value must be greater than or equal to ‘a’ and less than or equal to ‘z’ . Or, if</text:p>
      <text:p text:style-name="P3">you ask a user to respond with a y or an n , you want to accept uppercase ( Y and N ) as well as lowercase. To meet this kind of need, C++ provides three logical operators to combine or modify existing expressions. The operators are logical OR, written <text:span text:style-name="T4">||</text:span> ; logical AND, written <text:span text:style-name="T4">&amp;&amp;</text:span> ; and logical NOT, written <text:span text:style-name="T4">!</text:span> .</text:p>
      <text:p text:style-name="P3"/>
      <text:p text:style-name="P12">The Logical OR Operator: ||</text:p>
      <text:p text:style-name="P4">In English, the word or can indicate when one or both of two conditions satisfy a requirement. This operator combines two expressions into one. If either or both of the original expressions is true , or nonzero, the resulting expression has the value true . Otherwise, the expression has the value false . <text:s/>Because the || has a lower precedence than the relational operators, you don’t need to use <text:span text:style-name="T9">parentheses in these expressions. (see pg 261)</text:span></text:p>
      <text:p text:style-name="P4"/>
      <text:p text:style-name="P4">C++ provides that the || operator is a <text:span text:style-name="T1">sequence point</text:span>. That is, any value changes indicated on</text:p>
      <text:p text:style-name="P4">the left side take place before the right side is evaluated. For example, consider the following expression:</text:p>
      <text:p text:style-name="P4"><text:soft-page-break/>i++ &lt; 6 || i == j</text:p>
      <text:p text:style-name="P4"/>
      <text:p text:style-name="P4">Suppose i originally has the value 10 . By the time the comparison with j takes place, i has the value 11 . Also, <text:span text:style-name="T1">C++ won’t bother evaluating the expression on the right if the expression on the left is true, for it only takes one true expression to make the whole logical expression true.</text:span></text:p>
      <text:p text:style-name="P4"/>
      <text:p text:style-name="P13">The Logical AND Operator: &amp;&amp;</text:p>
      <text:p text:style-name="P4">The logical AND operator, written &amp;&amp; , also combines two expressions into one. The resulting expression has the value true only if both of the original expressions are true . <text:span text:style-name="T10">(see pg 262) Because the &amp;&amp; has a lower precedence than the relational operators, you don’t need to use </text:span>parentheses in these expressions. Like the || operator, the &amp;&amp; operator acts as a sequence <text:span text:style-name="T11">point. If the left side is false, the whole logical expression must be false, so C++ doesn’t </text:span>bother evaluating the right side in that case.</text:p>
      <text:p text:style-name="P4"/>
      <text:p text:style-name="P13">Setting Up Ranges with &amp;&amp;</text:p>
      <text:p text:style-name="P4">The &amp;&amp; operator also lets you set up a series of if else if else statements, with each choice</text:p>
      <text:p text:style-name="P4">corresponding to a particular range of values. <text:span text:style-name="T12">(see pg 267 for comments)</text:span></text:p>
      <text:p text:style-name="P4"/>
      <text:p text:style-name="P13">The Logical NOT Operator: !</text:p>
      <text:p text:style-name="P4">The ! operator negates, or reverses the truth value of, the expression that follows it. That is, if expression is true , then !expression is false —and vice versa. More precisely, if expression is true , or nonzero, then !expression is false . Incidentally, many people call the exclamation point bang, making !x “bang-ex” and !!x “bang-bang-ex.”</text:p>
      <text:p text:style-name="P4"/>
      <text:p text:style-name="P4">Usually you can more clearly express a relationship without using the ! Operator:</text:p>
      <text:p text:style-name="P4"/>
      <text:p text:style-name="P4">if (!(x &gt; 5)) <text:s text:c="21"/>// if (x &lt;= 5) is clearer</text:p>
      <text:p text:style-name="P4"/>
      <text:p text:style-name="P4">But the ! operator can be useful with functions that return true / false values or values that</text:p>
      <text:p text:style-name="P4">can be interpreted that way. For example, strcmp(s1,s2) returns a nonzero ( true ) value if the two C-style strings s1 and s2 are different from each other and a zero value if they are the same. This implies that !strcmp(s1,s2) is true if the two strings are equal.</text:p>
      <text:p text:style-name="P4"/>
      <text:p text:style-name="P13">Logical Operator Facts</text:p>
      <text:p text:style-name="P4">As mentioned earlier in this chapter, the C++ logical OR and logical AND operators have a</text:p>
      <text:p text:style-name="P4">lower precedence than relational operators. The ! operator, on the other hand, has a higher precedence than any of the relational or arithmetic operators. Therefore, to negate an expression, you should enclose the expression in parentheses, like this:</text:p>
      <text:p text:style-name="P4"/>
      <text:p text:style-name="P4">!(x &gt; 5) <text:s text:c="12"/>// is it false that x is greater than 5</text:p>
      <text:p text:style-name="P4">!x &gt; 5 <text:s text:c="13"/>// is !x greater than 5</text:p>
      <text:p text:style-name="P4"/>
      <text:p text:style-name="P4">The logical <text:span text:style-name="T1">AND</text:span> operator has a <text:span text:style-name="T1">higher</text:span> precedence than the logical <text:span text:style-name="T1">OR</text:span> operator. Thus this</text:p>
      <text:p text:style-name="P4">expression:</text:p>
      <text:p text:style-name="P4"/>
      <text:p text:style-name="P4">age &gt; 30 &amp;&amp; age &lt; 45 || weight &gt; 300</text:p>
      <text:p text:style-name="P4"/>
      <text:p text:style-name="P4"><text:soft-page-break/>means the following:</text:p>
      <text:p text:style-name="P4"/>
      <text:p text:style-name="P4">(age &gt; 30 &amp;&amp; age &lt; 45) || weight &gt; 300</text:p>
      <text:p text:style-name="P4"/>
      <text:p text:style-name="P4">That is, one condition is that age be in the range 31–44, and the second condition is that weight be greater than 300. The entire expression is true if one or the other or both of these</text:p>
      <text:p text:style-name="P4">conditions are true . You can, of course, use parentheses to tell the program the interpretation you want. C++ guarantees that when a program evaluates a logical expression, it evaluates it from left to right and stops evaluation as soon as it knows what the answer is.</text:p>
      <text:p text:style-name="P4"/>
      <text:p text:style-name="P13">Alternative Representations</text:p>
      <text:p text:style-name="P4">Not all keyboards provide all the symbols used for the logical operators, so the C++ Standard provides alternative representations, <text:span text:style-name="T13">(see pg 270).</text:span></text:p>
      <text:p text:style-name="P4"/>
      <text:p text:style-name="P13">The cctype Library of Character Functions</text:p>
      <text:p text:style-name="P4">C++ has inherited from C a handy package of <text:span text:style-name="T1">character-related functions</text:span>, prototyped in the</text:p>
      <text:p text:style-name="P4">cctype header file ( ctype.h , in the older style), that simplify such tasks as determining</text:p>
      <text:p text:style-name="P4">whether a character is an <text:span text:style-name="T1">uppercase</text:span> <text:span text:style-name="T1">letter</text:span> or a <text:span text:style-name="T1">digit</text:span> or <text:span text:style-name="T1">punctuation</text:span>. </text:p>
      <text:p text:style-name="P4"/>
      <text:p text:style-name="P4">For example, the <text:span text:style-name="T4">isalpha</text:span>(ch) function returns a nonzero value if ch is a letter and a zero value otherwise. Similarly, the <text:span text:style-name="T4">ispunct</text:span>(ch) function returns a true value only if ch is a punctuation character, such as a comma or period. (These functions have return type int rather than bool , but the usual bool conversions allow you to treat them as type bool .)</text:p>
      <text:p text:style-name="P4">Using these functions is more convenient than using the AND and OR operators.</text:p>
      <text:p text:style-name="P4"/>
      <text:p text:style-name="P4">if ((ch &gt;= ‘a’ &amp;&amp; ch &lt;= ‘z’) || (ch &gt;= ‘A’ &amp;&amp; ch &lt;= ‘Z’))</text:p>
      <text:p text:style-name="P4"/>
      <text:p text:style-name="P4">Compare that to using isalpha() :</text:p>
      <text:p text:style-name="P4"/>
      <text:p text:style-name="P4">if (isalpha(ch))</text:p>
      <text:p text:style-name="P4"/>
      <text:p text:style-name="P4">Not only is isalpha() easier to use, it is more general. The AND/OR form assumes that character codes for A through Z are in sequence, with no other characters having codes in that range. This assumption is true for ASCII codes, but it isn’t always true in general.</text:p>
      <text:p text:style-name="P4"/>
      <text:p text:style-name="P4">Listing 6.8 <text:span text:style-name="T14">(271) </text:span>demonstrates some functions from the cctype family. In particular, it uses</text:p>
      <text:p text:style-name="P4"><text:span text:style-name="T4">isalpha</text:span>() , which tests for alphabetic characters; <text:span text:style-name="T4">isdigits</text:span>() , which tests for digit characters,</text:p>
      <text:p text:style-name="P4">such as 3; <text:span text:style-name="T4">isspace</text:span>() , which tests for whitespace characters, such as newlines, spaces, and</text:p>
      <text:p text:style-name="P4">tabs; and <text:span text:style-name="T4">ispunct</text:span>() , which tests for punctuation characters. The program also reviews the if</text:p>
      <text:p text:style-name="P4">else if structure and using a while loop with cin.get(char) . <text:span text:style-name="T15">(see pg 272 for more)</text:span></text:p>
      <text:p text:style-name="P4"/>
      <text:p text:style-name="P13">The ?: Operator</text:p>
      <text:p text:style-name="P4">C++ has an operator that can often be used instead of the if else statement. This operator is</text:p>
      <text:p text:style-name="P4">called the conditional operator, written ?: , and, for you trivia buffs, it is the only C++ operator that requires three operands. The general form looks like this:</text:p>
      <text:p text:style-name="P4"/>
      <text:p text:style-name="P4">expression1 <text:span text:style-name="T4">?</text:span> expression2 <text:span text:style-name="T6">:</text:span> expression3</text:p>
      <text:p text:style-name="P4"/>
      <text:p text:style-name="P4"><text:soft-page-break/>If expression1 is true , then the value of the whole conditional expression is the value of</text:p>
      <text:p text:style-name="P4">expression2 . Otherwise, the value of the whole expression is the value of expression3 . Here are two examples that show how the operator works:</text:p>
      <text:p text:style-name="P4"/>
      <text:p text:style-name="P4">5 &gt; 3 ? 10 : 12 <text:s text:c="5"/>// 5 &gt; 3 is true, so expression value is 10</text:p>
      <text:p text:style-name="P4">3 == 9? 25 : 18 <text:s text:c="3"/>// 3 == 9 is false, so expression value is 18</text:p>
      <text:p text:style-name="P4"/>
      <text:p text:style-name="P4">We can paraphrase the first example this way: If 5 is greater than 3, the expression evaluates to 10; otherwise, it evaluates to 12. In real programming situations, of course, the expressions would involve variables. The conditional operator’s concise form, unusual syntax, and overall weird appearance make it a great favorite among programmers who appreciate those qualities.</text:p>
      <text:p text:style-name="P4"/>
      <text:p text:style-name="P4">In terms of readability, the conditional operator is best suited for simple relationships and simple expression values:</text:p>
      <text:p text:style-name="P4"/>
      <text:p text:style-name="P4">x = (x &gt; y) ? x : y;</text:p>
      <text:p text:style-name="P4"/>
      <text:p text:style-name="P5">If the code becomes more involved, it can probably be expressed more clearly as an if else</text:p>
      <text:p text:style-name="P4">statement.</text:p>
      <text:p text:style-name="P4"/>
      <text:p text:style-name="P13">The switch Statement</text:p>
      <text:p text:style-name="P4">Here’s the general form for a switch statement:</text:p>
      <text:p text:style-name="P4"/>
      <text:p text:style-name="P6">switch (integer-expression)</text:p>
      <text:p text:style-name="P10">{</text:p>
      <text:p text:style-name="P6"><text:tab/>case label1 : statement(s)</text:p>
      <text:p text:style-name="P6"><text:tab/>case label2 : statement(s)</text:p>
      <text:p text:style-name="P6"><text:tab/>...</text:p>
      <text:p text:style-name="P6"><text:tab/>default : statement(s)</text:p>
      <text:p text:style-name="P6"/>
      <text:p text:style-name="P10">}</text:p>
      <text:p text:style-name="P6"/>
      <text:p text:style-name="P6">A C++ switch statement acts as a routing device that tells the computer which line of code to execute next. On reaching a switch statement, a program jumps to the line labeled with the value corresponding to the value of integer-expression . For example, if integer-</text:p>
      <text:p text:style-name="P6">expression has the value 4 , the program goes to the line that has a case 4: label. The value</text:p>
      <text:p text:style-name="P6">integer-expression , as the name suggests, must be an expression that reduces to an integer</text:p>
      <text:p text:style-name="P6">value. Also, each label must be an integer constant expression. Most often, labels are simple</text:p>
      <text:p text:style-name="P6">int or char constants, such as 1 or ‘q’ , or enumerators. If integer-expression doesn’t match any of the labels, the program jumps to the line labeled default . </text:p>
      <text:p text:style-name="P6"/>
      <text:p text:style-name="P6">The default label is optional. If you omit it and there is no match, the program jumps to the next statement following the switch .</text:p>
      <text:p text:style-name="P6"/>
      <text:p text:style-name="P14">Using Enumerators as Labels</text:p>
      <text:p text:style-name="P6">In general, cin doesn’t recognize enumerated types (it can’t know how you will define them), so the program reads the choice as an int . When the switch statement compares the <text:soft-page-break/>int value to an enumerator case label, it promotes the enumerator to int . Also, the enumerators are promoted to type int in the while loop test condition.</text:p>
      <text:p text:style-name="P6"/>
      <text:p text:style-name="P14">Switch and if else</text:p>
      <text:p text:style-name="P6">Both the switch statement and the if else statement let a program select from a list of alternatives. The if else is the more versatile of the two. For example, it can handle ranges. The switch statement, on the other hand, isn’t designed to handle ranges. Each switch case</text:p>
      <text:p text:style-name="P6">label must be a single value. Also, that value must be an integer (which includes char ), so a</text:p>
      <text:p text:style-name="P6">switch statement can’t handle floating-point tests. And the case label value must be a constant. If your alternatives involve ranges or floating-point tests or comparing two variables, you should use if else .</text:p>
      <text:p text:style-name="P6"/>
      <text:p text:style-name="P14">The break and continue Statements</text:p>
      <text:p text:style-name="P6">The break and continue statements enable a program to skip over parts of the code. You can</text:p>
      <text:p text:style-name="P6">use the break statement in a switch statement and in any of the loops. It causes program execution to pass to the next statement following the switch or the loop. The continue statement is used in loops and causes a program to skip the rest of the body of the loop and then start a new loop cycle. <text:span text:style-name="T16">(see pg 280)</text:span></text:p>
      <text:p text:style-name="P6"/>
      <text:p text:style-name="P6">Note that whereas the continue statement causes the program in Listing 6.12 to skip the rest</text:p>
      <text:p text:style-name="P6">of the loop body, it doesn’t skip the loop update expression. In a for loop, the continue statement makes the program skip directly to the update expression and then to the test expression. For a while loop, however, continue makes the program go directly to the test</text:p>
      <text:p text:style-name="P6">expression. So any update expression in a while loop body following the continue would be</text:p>
      <text:p text:style-name="P6">skipped. In some cases, that could be a problem.</text:p>
      <text:p text:style-name="P6"/>
      <text:p text:style-name="P14">Number-Reading Loops</text:p>
      <text:p text:style-name="P6">Say you’re preparing a program to read a series of numbers into an array. You want to give the user the option to terminate input before filling the array. One way to do this is utilize how cin behaves. Consider the following code:</text:p>
      <text:p text:style-name="P6"/>
      <text:p text:style-name="P6">int n;</text:p>
      <text:p text:style-name="P6">cin &gt;&gt; n;</text:p>
      <text:p text:style-name="P6"/>
      <text:p text:style-name="P6">What happens if the user responds by entering a word instead of a number? Four things occur in such a mismatch:</text:p>
      <text:p text:style-name="P6"/>
      <text:p text:style-name="P6">• The value of n is left unchanged.</text:p>
      <text:p text:style-name="P6">• The mismatched input is left in the input queue.</text:p>
      <text:p text:style-name="P6">• An error flag is set in the cin object.</text:p>
      <text:p text:style-name="P6">• The call to the cin method, if converted to type bool , returns false .</text:p>
      <text:p text:style-name="P6"/>
      <text:p text:style-name="P6">The fact that the method returns false means that you can use non-numeric input to terminate a number-reading loop. The fact that non-numeric input sets an error flag means that you have to reset the flag before the program can read more input. The clear() method, which also resets the end-of-file (EOF) condition (see Chapter 5), resets the bad input flag. (Either bad input or the EOF can cause cin to return false .</text:p>
      <text:p text:style-name="P6"/>
      <text:p text:style-name="P6"><text:soft-page-break/>The expression cin &gt;&gt; fish[i] in Listing 6.13 is really a cin method function call, and the</text:p>
      <text:p text:style-name="P6">function returns cin . If cin is part of a test condition, it’s converted to type bool . The conversion value is true if input succeeds and false otherwise. <text:span text:style-name="T17">(see pg 283).</text:span></text:p>
      <text:p text:style-name="P6"/>
      <text:p text:style-name="P6">Note the following line of code:</text:p>
      <text:p text:style-name="P6"/>
      <text:p text:style-name="P7">while (i &lt; Max &amp;&amp; cin &gt;&gt; fish[i]) <text:span text:style-name="T18">{</text:span></text:p>
      <text:p text:style-name="P4"/>
      <text:p text:style-name="P4">Recall that C++ doesn’t evaluate the right side of a logical AND expression if the left side is</text:p>
      <text:p text:style-name="P4">false . In such a case, evaluating the right side means using cin to place input into the array. If i does equal Max , the loop terminates without trying to read a value into a location past the end of the array.</text:p>
      <text:p text:style-name="P4"/>
      <text:p text:style-name="P13">Program Notes <text:span text:style-name="T19">(pg285)</text:span></text:p>
      <text:p text:style-name="P4">The heart of the error-handling code in Listing 6.14 is the following:</text:p>
      <text:p text:style-name="P4"/>
      <text:p text:style-name="P4">while (!(cin &gt;&gt; golf[i])) {</text:p>
      <text:p text:style-name="P4"><text:tab/>cin.clear(); <text:s text:c="15"/>// reset input</text:p>
      <text:p text:style-name="P8">while (cin.get() != ‘\n’) <text:s text:c="4"/></text:p>
      <text:p text:style-name="P9"><text:tab/>continue; <text:s/>// get rid of bad input</text:p>
      <text:p text:style-name="P4"><text:tab/>cout &lt;&lt; “Please enter a number: “;</text:p>
      <text:p text:style-name="P4">}</text:p>
      <text:p text:style-name="P4"/>
      <text:p text:style-name="P4">If the user enters 88 , the cin expression is true , a value is placed in the array, the expression</text:p>
      <text:p text:style-name="P4">!(cin &gt;&gt; golf[i]) is false , and this inner loop terminates. But if the user enters must i? ,</text:p>
      <text:p text:style-name="P4">the cin expression is false , nothing is placed into the array, the expression !(cin &gt;&gt; golf[i]) is true , and the program enters the inner while loop. The first statement in the loop uses the clear() method to reset input. If you omit this statement, the program refuses to read any more input. Next, the program uses cin.get() in a while loop to read the remaining input through the end of the line. This gets rid of the bad input, along with anything else on the line. Another approach is to read to the next whitespace, which gets rid of bad input one</text:p>
      <text:p text:style-name="P4">word at a time instead of one line at a time. Finally, the program tells the user to enter a</text:p>
      <text:p text:style-name="P4">number.</text:p>
      <text:p text:style-name="P4"/>
      <text:p text:style-name="P13">Simple File Input/Output</text:p>
      <text:p text:style-name="P4">Sometimes keyboard input is not the best choice. For example, suppose you’ve written a program to analyze stocks, and you’ve downloaded a file of 1,000 stock prices. It would be far more convenient to have the program read the file directly than to hand-enter all the values. Similarly, it can be convenient to have a program write output to a file so that you have a permanent record of the results. C++ makes it simple to transfer the skills you’ve acquired for keyboard input and display output (collectively termed console I/O) to file input and output (file I/O).</text:p>
      <text:p text:style-name="P4"/>
      <text:p text:style-name="P13">Text I/O and Text Files</text:p>
      <text:p text:style-name="P4">When you use cin for input, the program views input as a series of bytes, with each byte being interpreted as a <text:span text:style-name="T5">character code.</text:span> No matter what the destination data type, the input begins as character data—that is, text data. The cin object then has the responsibility of translating text to other types.</text:p>
      <text:p text:style-name="P4"><text:soft-page-break/>Suppose you have the following sample line of input:</text:p>
      <text:p text:style-name="P4"/>
      <text:p text:style-name="P4">38.5 <text:s text:c="3"/>19.2</text:p>
      <text:p text:style-name="P4"/>
      <text:p text:style-name="P4">Let’s see how this line of input is handled by cin when used with different data types. First,</text:p>
      <text:p text:style-name="P4"/>
      <text:p text:style-name="P4">let’s try type <text:span text:style-name="T3">char</text:span> :</text:p>
      <text:p text:style-name="P4"/>
      <text:p text:style-name="P4">char ch;</text:p>
      <text:p text:style-name="P4">cin &gt;&gt; ch;</text:p>
      <text:p text:style-name="P4"/>
      <text:p text:style-name="P4">The first character in the input line is assigned to ch . In this case, the first character is the digit 3 , and the character code (in binary) for this digit is stored in ch . The input and the destination are both characters, so no translation is needed. (Note that it’s not the numeric value 3 that is stored; rather, it is the character code for the digit 3.) After the input statement, the digit character 8 is the next character in the input queue and will be the next character examined by the next input operation.</text:p>
      <text:p text:style-name="P4"/>
      <text:p text:style-name="P4">Next, let’s try the <text:span text:style-name="T3">int</text:span> type:</text:p>
      <text:p text:style-name="P4"/>
      <text:p text:style-name="P4">int n;</text:p>
      <text:p text:style-name="P4">cin &gt;&gt; n;</text:p>
      <text:p text:style-name="P4"/>
      <text:p text:style-name="P4">In this case, cin reads up to the first non-digit character. That is, it reads the 3 digit and the 8 digit, leaving the period as the next character in the input queue. Then cin computes that these two characters correspond to the numeric value 38 , and the binary code for 38 is copied to n .</text:p>
      <text:p text:style-name="P4"/>
      <text:p text:style-name="P4">Next, let’s try the <text:span text:style-name="T3">double</text:span> type:</text:p>
      <text:p text:style-name="P4"/>
      <text:p text:style-name="P4">double x;</text:p>
      <text:p text:style-name="P4">cin &gt;&gt; x;</text:p>
      <text:p text:style-name="P4"/>
      <text:p text:style-name="P4">In this case, cin reads up to the first character that’s not part of a floating-point number. That</text:p>
      <text:p text:style-name="P4">is, it reads the 3 digit, the 8 digit, the period character, and the 5 digit, leaving the space as the next character in the input queue. Then cin computes that these four characters correspond to the numeric value 38.5 , and the binary code (floating-point format) for 38.5 is copied to x .</text:p>
      <text:p text:style-name="P4"/>
      <text:p text:style-name="P4">Next, let’s try the <text:span text:style-name="T3">char array</text:span> type:</text:p>
      <text:p text:style-name="P4"/>
      <text:p text:style-name="P4">char word[50];</text:p>
      <text:p text:style-name="P4">cin &gt;&gt; word;</text:p>
      <text:p text:style-name="P4"/>
      <text:p text:style-name="P4">In this case, cin reads up to the whitespace character. That is, it reads the 3 digit, the 8 digit,</text:p>
      <text:p text:style-name="P4">the period character, and the 5 digit, leaving the space as the next character in the input queue. Then cin stores the character code for these four characters in the array word and adds a terminating null character. No translation is needed.</text:p>
      <text:p text:style-name="P4"><text:soft-page-break/>Finally, let’s try an input variant for the char array type:</text:p>
      <text:p text:style-name="P4"/>
      <text:p text:style-name="P4">char word[50];</text:p>
      <text:p text:style-name="P4">cin.geline(word,50);</text:p>
      <text:p text:style-name="P4"/>
      <text:p text:style-name="P4">In this case, cin reads up through the newline character. All the characters through the final 2 digit are stored in the array word , and a null character is added. The newline character is discarded, and the next character in the input queue will be the first character on the next line. No translation is needed. On output, the opposite translations take place. That is, integers are converted to sequences of digit characters, and floating-point numbers are converted to sequences of digits and other characters (for example, 284.53 or -1.587E+06). Character data requires no translation.</text:p>
      <text:p text:style-name="P4"/>
      <text:p text:style-name="P4">The main point to this is that all the input starts out as text. Therefore, the file equivalent to</text:p>
      <text:p text:style-name="P4">console input is a text file—that is, a file in which each byte stores a character code. Not all</text:p>
      <text:p text:style-name="P4">files are text files. For example, databases and spreadsheets store numeric data in numeric</text:p>
      <text:p text:style-name="P4">forms—that is, in binary integer or binary floating-point form. Also, word processing files may contain text information, but they also contain non-text data to describe formatting, fonts, printers, and the like.</text:p>
      <text:p text:style-name="P4"/>
      <text:p text:style-name="P13">Writing to a Text File</text:p>
      <text:p text:style-name="P4">For file output, C++ uses analogs to cout . So, to prepare for file output, let’s review some basic facts about using cout for console output :</text:p>
      <text:p text:style-name="P4"/>
      <text:p text:style-name="P4">• You must include the iostream header file.</text:p>
      <text:p text:style-name="P4">• The iostream header file defines an ostream class for handling output.</text:p>
      <text:p text:style-name="P4">• The iostream header file declares an ostream variable, or object, called cout .</text:p>
      <text:p text:style-name="P4">• You must account for the std namespace; for example, you can use the using directive</text:p>
      <text:p text:style-name="P4">or the std:: prefix for elements such as cout and endl .</text:p>
      <text:p text:style-name="P4">• You can use cout with the &gt;&gt; operator to read a variety of data types.</text:p>
      <text:p text:style-name="P4"/>
      <text:p text:style-name="P4">File output parallels this very closely:</text:p>
      <text:p text:style-name="P4"/>
      <text:p text:style-name="P4">• You must include the fstream header file.</text:p>
      <text:p text:style-name="P4">• The fstream header file defines an ofstream class for handling output.</text:p>
      <text:p text:style-name="P4">• You need to declare one or more ofstream variables, or objects, which you can name as</text:p>
      <text:p text:style-name="P4">you please, as long as you respect the usual naming conventions.</text:p>
      <text:p text:style-name="P4">• You must account for the std namespace; for example, you can use the using directive</text:p>
      <text:p text:style-name="P4">or the std:: prefix for elements such as ofstream .</text:p>
      <text:p text:style-name="P4">• You need to associate a specific ofstream object with a specific file; one way to do so is</text:p>
      <text:p text:style-name="P4">to use the open() method.</text:p>
      <text:p text:style-name="P4">• When you’re finished with a file, you should use the close() method to close the file.</text:p>
      <text:p text:style-name="P4">• You can use an ofstream object with the &gt;&gt; operator to output a variety of data types.</text:p>
      <text:p text:style-name="P4"/>
      <text:p text:style-name="P4">Note that although the iostream header file provides a predefined ostream object called cout , you have to declare your own ofstream object, choosing a name for it and associating it with a file. Here’s how you declare such objects:</text:p>
      <text:p text:style-name="P4"/>
      <text:p text:style-name="P4"><text:soft-page-break/>ofstream outFile; <text:s text:c="4"/>// outFile an ofstream object</text:p>
      <text:p text:style-name="P4">ofstream fout; <text:s text:c="6"/>// fout an ofstream object</text:p>
      <text:p text:style-name="P4"/>
      <text:p text:style-name="P4">Here’s how you can associate the objects with particular files:</text:p>
      <text:p text:style-name="P4"/>
      <text:p text:style-name="P4">outFile.open(“fish.txt”); <text:s text:c="3"/>// outFile used to write to the fish.txt file</text:p>
      <text:p text:style-name="P4">char filename[50];</text:p>
      <text:p text:style-name="P4">cin &gt;&gt; filename; <text:s text:c="15"/>// user specifies a name</text:p>
      <text:p text:style-name="P4">fout.open(filename); <text:s text:c="9"/>// fout used to read specified file</text:p>
      <text:p text:style-name="P4"/>
      <text:p text:style-name="P4">Note that the open() method requires a C-style string as its argument. This can be a literal</text:p>
      <text:p text:style-name="P4">string or a string stored in an array.</text:p>
      <text:p text:style-name="P4"/>
      <text:p text:style-name="P4">Here’s how you can use these objects:</text:p>
      <text:p text:style-name="P4"/>
      <text:p text:style-name="P4">double wt = 125.8;</text:p>
      <text:p text:style-name="P4">outFile &lt;&lt; wt; <text:s text:c="20"/>// write a number to fish.txt</text:p>
      <text:p text:style-name="P4">char line[81] = “Objects are closer than they appear.”;</text:p>
      <text:p text:style-name="P4">fin &lt;&lt; line &lt;&lt; endl; <text:s text:c="4"/>// write a line of text</text:p>
      <text:p text:style-name="P4"/>
      <text:p text:style-name="P4">The important point is that after you’ve declared an ofstream object and associated it with a</text:p>
      <text:p text:style-name="P4">file, you use it exactly as you would use cout . All the operations and methods available to</text:p>
      <text:p text:style-name="P4">cout , such as &lt;&lt; , endl , and setf() , are also available to ofstream objects, such as outFile</text:p>
      <text:p text:style-name="P4">and fout in the preceding examples. In short, these are the main steps for using file output:</text:p>
      <text:p text:style-name="P4"/>
      <text:p text:style-name="P4">1. Include the fstream header file.</text:p>
      <text:p text:style-name="P3">2. Create an ofstream object.</text:p>
      <text:p text:style-name="P3">3. Associate the ofstream object with a file.</text:p>
      <text:p text:style-name="P3">4. Use the ofstream object in the same manner you would use cout .</text:p>
      <text:p text:style-name="P3"/>
      <text:p text:style-name="P12">Caution</text:p>
      <text:p text:style-name="P3">When you open an existing file for output, by default it is truncated to a length of zero bytes, so the contents are lost.</text:p>
      <text:p text:style-name="P3"/>
      <text:p text:style-name="P12">Reading from a Text File</text:p>
      <text:p text:style-name="P3">What happens if you attempt to open a non-existent file for input? This error causes subsequent attempts to use the ifstream object for input to fail. The preferred way to check</text:p>
      <text:p text:style-name="P3">whether a file was opened successfully is to use the is_open() method. You can use code like</text:p>
      <text:p text:style-name="P3">this:</text:p>
      <text:p text:style-name="P3"/>
      <text:p text:style-name="P3">inFile.open(“bowling.txt”);</text:p>
      <text:p text:style-name="P3">if (!inFile.is_open())</text:p>
      <text:p text:style-name="P3">{</text:p>
      <text:p text:style-name="P3"><text:tab/>exit(EXIT_FAILURE);</text:p>
      <text:p text:style-name="P3">}</text:p>
      <text:p text:style-name="P3"/>
      <text:p text:style-name="P3">The is_open() method returns true if the file was opened successfully, so the expression</text:p>
      <text:p text:style-name="P3">!inFile.is_open() is true if the attempt fails. The exit() function is prototyped in the</text:p>
      <text:p text:style-name="P3"><text:soft-page-break/>cstdlib header file, which also defines EXIT_FAILURE as an argument value used to communicate with the operating system. The exit() function terminates the program. The is_open() method returns true if the file was opened successfully, so the expression</text:p>
      <text:p text:style-name="P3">!inFile.is_open() is true if the attempt fails. The exit() function is prototyped in the</text:p>
      <text:p text:style-name="P3">cstdlib header file, which also defines EXIT_FAILURE as an argument value used to communicate with the operating system. The exit() function terminates the pro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6T07:59:22.293935099</meta:creation-date>
    <dc:date>2019-01-30T10:31:46.473224565</dc:date>
    <meta:editing-duration>PT4H25M19S</meta:editing-duration>
    <meta:editing-cycles>11</meta:editing-cycles>
    <meta:generator>LibreOffice/6.0.6.2$Linux_X86_64 LibreOffice_project/00m0$Build-2</meta:generator>
    <meta:document-statistic meta:table-count="0" meta:image-count="0" meta:object-count="0" meta:page-count="11" meta:paragraph-count="259" meta:word-count="4320" meta:character-count="24239" meta:non-whitespace-character-count="19883"/>
  </office:meta>
</office:document-meta>
</file>